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FreeSans" svg:font-family="FreeSans" style:font-family-generic="swiss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Nagłówek1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end"/>
      <style:text-properties fo:font-style="italic" style:font-style-asian="italic" style:font-style-complex="italic"/>
    </style:style>
    <style:style style:name="P3" style:parent-style-name="Standard" style:family="paragraph">
      <style:paragraph-properties fo:text-align="end"/>
    </style:style>
    <style:style style:name="T4" style:parent-style-name="Domyślnaczcionkaakapitu" style:family="text">
      <style:text-properties fo:font-style="italic" style:font-style-asian="italic" style:font-style-complex="italic"/>
    </style:style>
  </office:automatic-styles>
  <office:body>
    <office:text text:use-soft-page-breaks="true">
      <text:h text:style-name="P1" text:outline-level="1">Proponowany tytuł historyjki</text:h>
      <text:p text:style-name="Standard">Pewnego dnia jakiś znajomy zatrzymał mnie i<text:s/>powiedział ze złością w głosie, że mnie nie lubi. Zapytałem dlaczego? Odpowiedział, że jestem głupi i od zawsze mnie nie lubił. Ni stąd ni zowąd nie pozwoliłem się obrażać i uderzyłem go z całej siły w twarz. Znajomy stracił przytomność więc zadzwoniłem po karetkę, która go zabrała.<text:s/>Okazało się, że dostał wstrząsu mózgu (dobrze mu tak, należało mu się). Po 3 dniach wyszedł z szpitala.<text:s/>Od tej pory mam jednego ‘znajomego’<text:s/>mniej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Łukasz Rakowski</text:p>
      <text:p text:style-name="P3"><text:span text:style-name="T4">Dawid Jurczyk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FreeSans" svg:font-family="FreeSans" style:font-family-generic="swiss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Nagłówek" style:next-style-name="Textbody" style:default-outline-level="1">
      <style:text-properties fo:font-weight="bold" style:font-weight-asian="bold" style:font-weight-complex="bold" fo:hyphenate="false"/>
    </style:style>
    <style:style style:name="Nagłówek2" style:display-name="Nagłówek 2" style:family="paragraph" style:parent-style-name="Nagłówek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agłówek3" style:display-name="Nagłówek 3" style:family="paragraph" style:parent-style-name="Nagłówek" style:next-style-name="Textbody" style:default-outline-level="3">
      <style:text-properties fo:font-weight="bold" style:font-weight-asian="bold" style:font-weight-complex="bold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Nagłówek" style:display-name="Nagłówek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kstprzypisukońcowego" style:display-name="Tekst przypisu końcowego" style:family="paragraph" style:parent-style-name="Normalny">
      <style:text-properties style:font-name-complex="Mangal" fo:font-size="10pt" style:font-size-asian="10pt" style:font-size-complex="9pt" fo:hyphenate="false"/>
    </style:style>
    <style:style style:name="TekstprzypisukońcowegoZnak" style:display-name="Tekst przypisu końcowego Znak" style:family="text" style:parent-style-name="Domyślnaczcionkaakapitu">
      <style:text-properties style:font-name-complex="Mangal" fo:font-size="10pt" style:font-size-asian="10pt" style:font-size-complex="9pt"/>
    </style:style>
    <style:style style:name="Odwołanieprzypisukońcowego" style:display-name="Odwołanie przypisu końcowego" style:family="text" style:parent-style-name="Domyślnaczcionkaakapitu">
      <style:text-properties style:text-position="super 66.6%"/>
    </style:style>
    <text:notes-configuration text:note-class="footnote" text:start-value="0" style:num-format="1" text:start-numbering-at="document" text:footnotes-position="page"/>
    <text:notes-configuration text:note-class="endnote" text:citation-style-name="Odwołanieprzypisukońcowego" text:citation-body-style-name="Odwołanieprzypisukońcowego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5.827in" fo:page-height="8.268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 </meta:initial-creator>
    <dc:creator>Dawid Jurczyk</dc:creator>
    <meta:creation-date>2012-04-03T09:54:00Z</meta:creation-date>
    <dc:date>2015-03-27T10:33:00Z</dc:date>
    <meta:template xlink:href="Normal" xlink:type="simple"/>
    <meta:editing-cycles>8</meta:editing-cycles>
    <meta:editing-duration>PT900S</meta:editing-duration>
    <meta:document-statistic meta:page-count="1" meta:paragraph-count="1" meta:word-count="77" meta:character-count="542" meta:row-count="3" meta:non-whitespace-character-count="466"/>
  </office:meta>
</office:document-meta>
</file>